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x</mi>
            <mrow>
              <mi/>
              <mo stretchy="false">=</mo>
              <mi/>
            </mrow>
            <mi>R</mi>
            <mo stretchy="false">ϕ</mo>
            <mrow>
              <mi/>
              <mo stretchy="false">+</mo>
              <mi/>
            </mrow>
            <mi>R</mi>
            <mi>sin</mi>
            <mo stretchy="false">ϕ</mo>
            <mrow>
              <mi/>
              <mo stretchy="false">=</mo>
              <mi/>
            </mrow>
            <mi>R</mi>
            <mrow>
              <mo stretchy="false">(</mo>
              <mrow>
                <mo stretchy="false">ϕ</mo>
                <mrow>
                  <mi/>
                  <mo stretchy="false">+</mo>
                  <mi/>
                </mrow>
                <mi>sin</mi>
                <mo stretchy="false">ϕ</mo>
              </mrow>
              <mo stretchy="false">)</mo>
            </mrow>
          </mrow>
        </mtd>
      </mtr>
      <mtr>
        <mtd>
          <mrow>
            <mi>y</mi>
            <mrow>
              <mi/>
              <mo stretchy="false">=</mo>
              <mi/>
            </mrow>
            <mn>2R</mn>
            <mrow>
              <mi/>
              <mo stretchy="false">−</mo>
              <mi/>
            </mrow>
            <mi>R</mi>
            <mrow>
              <mo stretchy="false">(</mo>
              <mrow>
                <mn>1</mn>
                <mrow>
                  <mi/>
                  <mo stretchy="false">−</mo>
                  <mi/>
                </mrow>
                <mi>cos</mi>
                <mo stretchy="false">ϕ</mo>
              </mrow>
              <mo stretchy="false">)</mo>
            </mrow>
            <mrow>
              <mi/>
              <mo stretchy="false">=</mo>
              <mi/>
            </mrow>
            <mi>R</mi>
            <mrow>
              <mo stretchy="false">(</mo>
              <mrow>
                <mn>1</mn>
                <mrow>
                  <mi/>
                  <mo stretchy="false">+</mo>
                  <mi/>
                </mrow>
                <mi>cos</mi>
                <mo stretchy="false">ϕ</mo>
              </mrow>
              <mo stretchy="false">)</mo>
            </mrow>
          </mrow>
        </mtd>
      </mtr>
    </mtable>
    <annotation encoding="StarMath 5.0">x `=` R %iphi `+` R sin %iphi  `=` R ( %iphi `+` sin %iphi ) newline
y `=` 2R `-` R ( 1 `-` cos %iphi ) `=` R ( 1 `+` cos %iphi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8:36:05.612000000</meta:creation-date>
    <meta:generator>LibreOffice/4.1.4.2$Windows_x86 LibreOffice_project/0a0440ccc0227ad9829de5f46be37cfb6edcf72</meta:generator>
  </office:meta>
</office:document-meta>
</file>